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84e4" officeooo:paragraph-rsid="000184e4"/>
    </style:style>
    <style:style style:name="P2" style:family="paragraph" style:parent-style-name="Standard">
      <style:paragraph-properties fo:text-align="start" style:justify-single-word="false"/>
      <style:text-properties officeooo:rsid="000184e4" officeooo:paragraph-rsid="000184e4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184e4" officeooo:paragraph-rsid="000184e4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184e4" officeooo:paragraph-rsid="000184e4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: Edit Available Rooms</text:p>
      <text:p text:style-name="P2">1. Principal identifies self</text:p>
      <text:p text:style-name="P2">2. Principal declares intent to edit room schedule</text:p>
      <text:p text:style-name="P2">3. Principal selects existing allotment or creates new room allotment</text:p>
      <text:p text:style-name="P2">4a. Principal defines or edits allotment location, size, and time period</text:p>
      <text:p text:style-name="P2">4b. Principal deletes or cancels currently selected allotment</text:p>
      <text:p text:style-name="P3">repeat steps 3-4 until finished</text:p>
      <text:p text:style-name="P4">5. Principal locks in room sche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0:34:33.562000000</meta:creation-date>
    <dc:date>2017-09-26T10:48:17.423000000</dc:date>
    <meta:editing-duration>PT3M13S</meta:editing-duration>
    <meta:editing-cycles>1</meta:editing-cycles>
    <meta:document-statistic meta:table-count="0" meta:image-count="0" meta:object-count="0" meta:page-count="1" meta:paragraph-count="8" meta:word-count="56" meta:character-count="370" meta:non-whitespace-character-count="322"/>
    <meta:generator>LibreOffice/5.3.6.1$Windows_X86_64 LibreOffice_project/686f202eff87ef707079aeb7f485847613344eb7</meta:generator>
  </office:meta>
</office:document-meta>
</file>